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6A0000065A0000029234A1BE8C.svm" manifest:media-type=""/>
  <manifest:file-entry manifest:full-path="Pictures/2000002A000002EC0000012D12B7AE4B.svm" manifest:media-type=""/>
  <manifest:file-entry manifest:full-path="Pictures/200000B200000BAF000002CDEAD4D21F.svm" manifest:media-type=""/>
  <manifest:file-entry manifest:full-path="Pictures/20000072000007BB00000179F78E1EE2.svm" manifest:media-type=""/>
  <manifest:file-entry manifest:full-path="Pictures/2000018200000BAF000008667935244D.svm" manifest:media-type=""/>
  <manifest:file-entry manifest:full-path="Pictures/2000015A00000D54000005A3DAEC4207.svm" manifest:media-type=""/>
  <manifest:file-entry manifest:full-path="Pictures/2000004A000004100000034A76511559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1cm" draw:marker-start="Arrow" draw:marker-start-width="0.352cm" draw:marker-end="" draw:marker-end-width="0.352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352cm" draw:marker-end-width="0.352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draw:marker-start-width="0.352cm" draw:marker-end="Arrow" draw:marker-end-width="0.352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="" draw:marker-start-width="0.352cm" draw:marker-end="" draw:marker-end-width="0.352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TexMathsArgs="14§display§d_{2\link-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fill="none" draw:textarea-vertical-align="middle"/>
    </style:style>
    <style:style style:name="gr7" style:family="graphic" style:parent-style-name="standard">
      <style:graphic-properties svg:stroke-width="0.102cm" svg:stroke-color="#8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objectwithoutfill">
      <style:graphic-properties draw:stroke="dash" draw:stroke-dash="Dashed_20__28_var_29_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TexMathsArgs="14§display§\splitratio_{2(\link-1)}\delta_{2(\link-1)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1§display§\splitratio_{2(\link-1)}\left(\god_{\jup{2\link}}\right)_{2\left(\link - 1\right)} 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4§display§\left(\god_{\jup{2\link}}\right)_{2\link - 1} 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latex§$\quad$\\&#10;$\splitratio_{2(\link-1)}\left(\god_{\jup{2\link}}\right)_{2\left(\link - 1\right)} = $\\&#10;$p_{2(\link-1)}\left(\god_{\jup{2\link}}\right)_{2\link- 1} $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latex§$\quad$\\&#10;$\left(\god_{\jup{2\link}}\right)_{2\link} =$\\&#10;$\splitratio_{2(\link-1)}\left(\god_{\jup{2\link}}\right)_{2\left(\link - 1\right)} $\\&#10;$+\left(\god_{\jup{2\link}}\right)_{2\link - 1} $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TexMathsArgs="14§display§\frac{1}{\splitratio_{2(\link-1)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withoutfill">
      <style:graphic-properties svg:stroke-width="0cm" draw:marker-start-width="0.2cm" draw:marker-end="Arrowheads_20_1" draw:marker-end-width="0.2cm" draw:fill="none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286cm" svg:y1="0.479cm" svg:x2="3.286cm" svg:y2="7.21cm">
          <text:p/>
        </draw:line>
        <draw:line draw:style-name="gr1" draw:text-style-name="P1" draw:layer="layout" svg:x1="9.131cm" svg:y1="7.21cm" svg:x2="3.286cm" svg:y2="7.21cm">
          <text:p/>
        </draw:line>
        <draw:line draw:style-name="gr2" draw:text-style-name="P1" draw:layer="layout" svg:x1="6.297cm" svg:y1="7.21cm" svg:x2="6.297cm" svg:y2="2.782cm">
          <text:p/>
        </draw:line>
        <draw:line draw:style-name="gr3" draw:text-style-name="P1" draw:layer="layout" svg:x1="3.286cm" svg:y1="7.21cm" svg:x2="4.302cm" svg:y2="0.352cm">
          <text:p/>
        </draw:line>
        <draw:line draw:style-name="gr4" draw:text-style-name="P1" draw:layer="layout" svg:x1="3.286cm" svg:y1="1.495cm" svg:x2="8.62cm" svg:y2="7.21cm">
          <text:p/>
        </draw:line>
        <draw:frame draw:style-name="gr5" draw:text-style-name="P1" draw:layer="layout" svg:width="1.046cm" svg:height="0.42cm" svg:x="5.784cm" svg:y="7.337cm">
          <draw:image xlink:href="Pictures/2000002A000002EC0000012D12B7AE4B.svm" xlink:type="simple" xlink:show="embed" xlink:actuate="onLoad">
            <text:p/>
          </draw:image>
        </draw:frame>
        <draw:path draw:style-name="gr6" draw:text-style-name="P1" draw:layer="layout" svg:width="0.253cm" svg:height="1.269cm" draw:transform="rotate (-1.5707963267949) translate (8.366cm 5.191cm)" svg:viewBox="0 0 254 1270" svg:d="m0 0c203 0 254 1270 254 1270">
          <text:p/>
        </draw:path>
        <draw:custom-shape draw:style-name="gr7" draw:text-style-name="P1" draw:layer="layout" svg:width="0.508cm" svg:height="0.508cm" svg:x="4.175cm" svg:y="2.5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4.429cm" svg:y1="2.765cm" svg:x2="3.286cm" svg:y2="2.765cm">
          <text:p/>
        </draw:line>
        <draw:frame draw:style-name="gr9" draw:text-style-name="P1" draw:layer="layout" svg:width="2.769cm" svg:height="0.526cm" svg:x="0.365cm" svg:y="2.384cm">
          <draw:image xlink:href="Pictures/20000072000007BB00000179F78E1EE2.svm" xlink:type="simple" xlink:show="embed" xlink:actuate="onLoad">
            <text:p/>
          </draw:image>
        </draw:frame>
        <draw:line draw:style-name="gr2" draw:text-style-name="P1" draw:layer="layout" svg:x1="3.286cm" svg:y1="2.765cm" svg:x2="6.297cm" svg:y2="2.782cm">
          <text:p/>
        </draw:line>
        <draw:path draw:style-name="gr6" draw:text-style-name="P1" draw:layer="layout" svg:width="1.139cm" svg:height="0.153cm" draw:transform="rotate (-2.89654842660979) translate (5.445cm 1.254cm)" svg:viewBox="0 0 1140 154" svg:d="m0 0c524 0 1140 154 1140 154">
          <text:p/>
        </draw:path>
        <draw:frame draw:style-name="gr10" draw:text-style-name="P1" draw:layer="layout" svg:width="3.162cm" svg:height="0.788cm" svg:x="-0.003cm" svg:y="0.085cm">
          <draw:image xlink:href="Pictures/200000B200000BAF000002CDEAD4D21F.svm" xlink:type="simple" xlink:show="embed" xlink:actuate="onLoad">
            <text:p/>
          </draw:image>
        </draw:frame>
        <draw:frame draw:style-name="gr11" draw:text-style-name="P1" draw:layer="layout" svg:width="2.152cm" svg:height="0.869cm" svg:x="7.731cm" svg:y="7.35cm">
          <draw:image xlink:href="Pictures/2000006A0000065A0000029234A1BE8C.svm" xlink:type="simple" xlink:show="embed" xlink:actuate="onLoad">
            <text:p/>
          </draw:image>
        </draw:frame>
        <draw:frame draw:style-name="gr12" draw:text-style-name="P1" draw:layer="layout" svg:width="4.093cm" svg:height="1.73cm" svg:x="5.363cm" svg:y="0.275cm">
          <draw:image xlink:href="Pictures/2000015A00000D54000005A3DAEC4207.svm" xlink:type="simple" xlink:show="embed" xlink:actuate="onLoad">
            <text:p/>
          </draw:image>
        </draw:frame>
        <draw:frame draw:style-name="gr13" draw:text-style-name="P1" draw:layer="layout" svg:width="3.588cm" svg:height="2.579cm" svg:x="6.477cm" svg:y="2.511cm">
          <draw:image xlink:href="Pictures/2000018200000BAF000008667935244D.svm" xlink:type="simple" xlink:show="embed" xlink:actuate="onLoad">
            <text:p/>
          </draw:image>
        </draw:frame>
        <draw:path draw:style-name="gr14" draw:text-style-name="P1" draw:layer="layout" svg:width="1.037cm" svg:height="0.436cm" draw:transform="rotate (1.5707963267949) translate (7.19514659685864cm 7.234cm)" svg:viewBox="0 0 1038 437" svg:d="m0 0c649 0 1038 437 1038 437">
          <text:p/>
        </draw:path>
        <draw:frame draw:style-name="gr15" draw:text-style-name="P1" draw:layer="layout" svg:width="1.455cm" svg:height="1.177cm" svg:x="8.493cm" svg:y="5.572cm">
          <draw:image xlink:href="Pictures/2000004A000004100000034A76511559.svm" xlink:type="simple" xlink:show="embed" xlink:actuate="onLoad">
            <text:p/>
          </draw:image>
        </draw:frame>
        <draw:path draw:style-name="gr16" draw:text-style-name="P1" draw:layer="layout" svg:width="1.166cm" svg:height="0.448cm" draw:transform="rotate (-2.35619449019234) translate (8.493cm 6.334cm)" svg:viewBox="0 0 1167 449" svg:d="m0 0c718 0 1167 449 1167 449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draw:stroke-dash draw:name="Dashed_20__28_var_29_" draw:display-name="Dashed (var)" draw:style="rect" draw:dots1="1" draw:dots1-length="197%" draw:distance="12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8.2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ck Reilly</meta:initial-creator>
    <meta:creation-date>2013-05-22T07:05:46</meta:creation-date>
    <dc:date>2013-05-23T10:24:45</dc:date>
    <dc:creator>Jack Reilly</dc:creator>
    <meta:editing-duration>PT31M13S</meta:editing-duration>
    <meta:editing-cycles>15</meta:editing-cycles>
    <meta:generator>LibreOffice/3.6$MacOSX_x86 LibreOffice_project/2ef5aff-a6fb0ff-166bdff-cf087ad-0f1389</meta:generator>
    <meta:document-statistic meta:object-count="19"/>
  </office:meta>
</office:document-meta>
</file>